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Liberation Serif" fo:font-size="12pt" officeooo:rsid="0017185b" officeooo:paragraph-rsid="0017185b" style:font-size-asian="12pt" style:font-size-complex="12pt"/>
    </style:style>
    <style:style style:name="P2" style:family="paragraph" style:parent-style-name="Preformatted_20_Text">
      <style:text-properties style:font-name="Liberation Serif" fo:font-size="12pt" officeooo:rsid="0019f1ca" officeooo:paragraph-rsid="0019f1ca" style:font-size-asian="12pt" style:font-size-complex="12pt"/>
    </style:style>
    <style:style style:name="P3" style:family="paragraph" style:parent-style-name="Preformatted_20_Text">
      <style:text-properties style:font-name="Liberation Serif" fo:font-size="12pt" officeooo:rsid="001b6c7d" officeooo:paragraph-rsid="001b6c7d" style:font-size-asian="12pt" style:font-size-complex="12pt"/>
    </style:style>
    <style:style style:name="P4" style:family="paragraph" style:parent-style-name="Preformatted_20_Text">
      <style:text-properties style:font-name="Liberation Serif" fo:font-size="12pt" officeooo:rsid="00227710" officeooo:paragraph-rsid="00227710" style:font-size-asian="12pt" style:font-size-complex="12pt"/>
    </style:style>
    <style:style style:name="P5" style:family="paragraph" style:parent-style-name="Preformatted_20_Text">
      <style:text-properties style:font-name="Liberation Serif" fo:font-size="12pt" officeooo:rsid="0022a87d" officeooo:paragraph-rsid="0022a87d" style:font-size-asian="12pt" style:font-size-complex="12pt"/>
    </style:style>
    <style:style style:name="P6" style:family="paragraph" style:parent-style-name="Preformatted_20_Text">
      <style:paragraph-properties fo:break-before="page"/>
      <style:text-properties style:font-name="Liberation Serif" fo:font-size="12pt" officeooo:rsid="001b6c7d" officeooo:paragraph-rsid="001b6c7d" style:font-size-asian="12pt" style:font-size-complex="12pt"/>
    </style:style>
    <style:style style:name="P7" style:family="paragraph" style:parent-style-name="Preformatted_20_Text">
      <style:text-properties style:font-name="Liberation Serif" fo:font-size="12pt" fo:font-weight="normal" officeooo:rsid="001cbce8" officeooo:paragraph-rsid="001cbce8" style:font-size-asian="12pt" style:font-weight-asian="normal" style:font-size-complex="12pt" style:font-weight-complex="normal"/>
    </style:style>
    <style:style style:name="P8" style:family="paragraph" style:parent-style-name="Preformatted_20_Text">
      <style:text-properties style:font-name="Liberation Serif" fo:font-size="12pt" fo:font-weight="normal" officeooo:rsid="001e87b3" officeooo:paragraph-rsid="001e87b3" style:font-size-asian="12pt" style:font-weight-asian="normal" style:font-size-complex="12pt" style:font-weight-complex="normal"/>
    </style:style>
    <style:style style:name="P9" style:family="paragraph" style:parent-style-name="Preformatted_20_Text">
      <style:text-properties style:font-name="Liberation Serif" fo:font-size="12pt" fo:font-weight="normal" officeooo:rsid="0020404a" officeooo:paragraph-rsid="0020404a" style:font-size-asian="12pt" style:font-weight-asian="normal" style:font-size-complex="12pt" style:font-weight-complex="normal"/>
    </style:style>
    <style:style style:name="P10" style:family="paragraph" style:parent-style-name="Preformatted_20_Text">
      <style:text-properties style:font-name="Liberation Serif" fo:font-size="12pt" fo:font-weight="normal" officeooo:rsid="0025c125" officeooo:paragraph-rsid="0025c125" style:font-size-asian="12pt" style:font-weight-asian="normal" style:font-size-complex="12pt" style:font-weight-complex="normal"/>
    </style:style>
    <style:style style:name="T1" style:family="text">
      <style:text-properties officeooo:rsid="0017dc55"/>
    </style:style>
    <style:style style:name="T2" style:family="text">
      <style:text-properties officeooo:rsid="0019abc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verall Notes on Results:</text:p>
      <text:p text:style-name="P1"/>
      <text:p text:style-name="P1">All</text:p>
      <text:p text:style-name="P1">Large disparity between SM (just 57% acc) and EF (93% acc)</text:p>
      <text:p text:style-name="P1">EF probably too optimistic due to topic influence</text:p>
      <text:p text:style-name="P1">With approx. 1000 sample from EF we already surpass performance on SM!</text:p>
      <text:p text:style-name="P1"/>
      <text:p text:style-name="P1">Mean sent length (in char num) makes no difference</text:p>
      <text:p text:style-name="P1">→<text:span text:style-name="T1"> When using only that as feature, performance consistently below baseline!</text:span></text:p>
      <text:p text:style-name="P1">→<text:span text:style-name="T1"> Maybe would work if data were more balanced (?)</text:span></text:p>
      <text:p text:style-name="P1">Maybe gets ‘eclipsed’ by high-dim word/char features? →<text:span text:style-name="T2"> doesn’t seem so, it’s just not useful...</text:span></text:p>
      <text:p text:style-name="P1"/>
      <text:p text:style-name="P1"/>
      <text:p text:style-name="P1">SM</text:p>
      <text:p text:style-name="P1">Dim reduction (using LSA bzw. TruncatedSVD) not good :/</text:p>
      <text:p text:style-name="P1">tested 100 and 1000 components. → not enough, high memory-load</text:p>
      <text:p text:style-name="P1"/>
      <text:p text:style-name="P1">EF</text:p>
      <text:p text:style-name="P1">Normalising sample len is definitely good!</text:p>
      <text:p text:style-name="P1">Abstraction with nouns for (1,3 – grams) good</text:p>
      <text:p text:style-name="P1"/>
      <text:p text:style-name="P1">Mixed-data</text:p>
      <text:p text:style-name="P1">Not good, better than SM, but generally closer to SM than EF (60s acc.)</text:p>
      <text:p text:style-name="P1"/>
      <text:p text:style-name="P1">Cross-domain</text:p>
      <text:p text:style-name="P1">Very bad</text:p>
      <text:p text:style-name="P1">TRAIN sm, TEST ef: bad, but expected.</text:p>
      <text:p text:style-name="P1">TRAIN ef, TEST sm: slightly better but much worse than expected. Unexpected: truly low levels classified as higher levels!</text:p>
      <text:p text:style-name="P1"/>
      <text:p text:style-name="P2">For some reason C1 yields significantly better results, when trained on EF and tested on SM</text:p>
      <text:p text:style-name="P2">- surprising because C1 is not the most frequent class in TRAIN, i.e. EF.</text:p>
      <text:p text:style-name="P1"/>
      <text:p text:style-name="P4">Reddit is questionable, really. It’s performance on ‘itself’ is very low, significantly lower than Twitter!</text:p>
      <text:p text:style-name="P5">(Although it is significantly better than baseline)</text:p>
      <text:p text:style-name="P4">→ Probably do need a bit of sent normalising (?)</text:p>
      <text:p text:style-name="P6">Concerning predictive features</text:p>
      <text:p text:style-name="P3"/>
      <text:p text:style-name="P3">Mind!</text:p>
      <text:p text:style-name="P3">The predictive features were only predictive w. r. t. the <text:span text:style-name="T3">training data</text:span><text:span text:style-name="T4">! They come from the features with the highest weights, which means that these features were given maximal weight to model the </text:span><text:span text:style-name="T3">training data</text:span><text:span text:style-name="T4">!!</text:span></text:p>
      <text:p text:style-name="P7">What the test data is will have no influence at all on what the predictive features are! (Maybe somewhat misleadingly,) Said predictive features are not the ones which did the best job at classifying the test data! Rather, they are the ones which characterise the training data best and did the best job at classifying THEM!</text:p>
      <text:p text:style-name="P8">The fact that they may very well NOT do a good job at classifying the test data will probably be the reason why you get low accuracies!</text:p>
      <text:p text:style-name="P8"/>
      <text:p text:style-name="P8">(Hence there is obviously no need to extract predictive features from, say, EFCAM on Reddit vs. EFCAM on Twitter! Obviously they will be the same, both characterising EFCAM)</text:p>
      <text:p text:style-name="P8"/>
      <text:p text:style-name="P8"/>
      <text:p text:style-name="P9">TRAIN ON EF, TEST ON SM</text:p>
      <text:p text:style-name="P9"/>
      <text:p text:style-name="P9">We see how the topic makes a difference!!</text:p>
      <text:p text:style-name="P9">Lots of false classification of ‘real’ c2 as a1!</text:p>
      <text:p text:style-name="P9">-&gt; Most predictive features for lower levels in EFCAM include the char-grams 'm, hi, i'm </text:p>
      <text:p text:style-name="P9">-&gt; However, in SM context, even highly proficient people will be talking about themselves and what they are doing a lot</text:p>
      <text:p text:style-name="P9">-&gt; in EF, people are given the topics to write about, and only in the lower levels do you</text:p>
      <text:p text:style-name="P9">talk about yourself + your family and whatever…</text:p>
      <text:p text:style-name="P9"/>
      <text:p text:style-name="P9"/>
      <text:p text:style-name="P9">TRAIN ON SM, TEST ON EF</text:p>
      <text:p text:style-name="P9"/>
      <text:p text:style-name="P9">We see the influence of social media! Some of the predictive features contain emoticons!</text:p>
      <text:p text:style-name="P9">→ and yes, results generally squeezed to the top levels!</text:p>
      <text:p text:style-name="P9"/>
      <text:p text:style-name="P9"/>
      <text:p text:style-name="P10">TRAIN ON ALL, TEST ON SM</text:p>
      <text:p text:style-name="P10"/>
      <text:p text:style-name="P10">It just appears that training on EF cannot inform the SM domain at all!</text:p>
      <text:p text:style-name="P10">When training on everything (save for 5000 SM test samples), the result is about the same as training on SM only!</text:p>
      <text:p text:style-name="P10">→ Despite significantly larger training dataset! → apparently all that training on EF data did not help at all!</text:p>
      <text:p text:style-name="P10">→ Predictive features printed out seem closer to the ones which were also predictive in the ‘TRAIN on SM, TEST on SM’ cond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19T19:03:04.225552136</dc:date>
    <meta:editing-duration>PT2H29M23S</meta:editing-duration>
    <meta:editing-cycles>13</meta:editing-cycles>
    <meta:generator>LibreOffice/5.1.6.2$Linux_X86_64 LibreOffice_project/10m0$Build-2</meta:generator>
    <meta:document-statistic meta:table-count="0" meta:image-count="0" meta:object-count="0" meta:page-count="2" meta:paragraph-count="47" meta:word-count="570" meta:character-count="3263" meta:non-whitespace-character-count="2738"/>
  </office:meta>
</office:document-meta>
</file>